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9096" calcext:value-type="float">
            <text:p>134.4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7176" calcext:value-type="float">
            <text:p>134.3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724" calcext:value-type="float">
            <text:p>134.1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1808" calcext:value-type="float">
            <text:p>131.0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7032" calcext:value-type="float">
            <text:p>130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606</text:p>
          </table:table-cell>
          <table:table-cell office:value-type="string" calcext:value-type="string">
            <text:p>TWDB:1033606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8744" calcext:value-type="float">
            <text:p>126.3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